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heckbox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heckbox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heckbox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heckbox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Checkbox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Checkbox.getInp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Checkbox.EPCheck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heckbox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